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AsyncServerResponse.delegate( Function &lt; ServerResponse , R &gt; fun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AsyncServerResponse.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syncServerResponse.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syncServerResponse.createDeferredResult( HttpServletRequest 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efaultAsyncServerResponse.writeAsync( HttpServletRequest request , HttpServletResponse response , DeferredResult &lt; ? &gt; deferredRes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AsyncServerResponse.create( Object o , @ Nullable Duration time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AsyncServerResponse.bloc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AsyncServerResponse.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syncServerResponse.DefaultAsyncServerResponse( CompletableFuture &lt; ServerResponse &gt; futureResponse , @ Nullable Duration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AsyncServerResponse.raw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syncServerResponse.writeTo( HttpServletRequest request , HttpServletResponse response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